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6.858cm"/>
    </style:style>
    <style:style style:name="co16" style:family="table-column">
      <style:table-column-properties fo:break-before="auto" style:column-width="10.966cm"/>
    </style:style>
    <style:style style:name="co1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8" style:family="table-cell" style:parent-style-name="Default">
      <style:table-cell-properties fo:background-color="#cccccc" fo:border="0.026cm solid #000000"/>
    </style:style>
    <style:style style:name="ce39" style:family="table-cell" style:parent-style-name="Default">
      <style:table-cell-properties fo:border="0.026cm solid #000000"/>
    </style:style>
    <style:style style:name="ce40" style:family="table-cell" style:parent-style-name="Default">
      <style:table-cell-properties fo:background-color="transparent" fo:border="0.026cm solid #000000"/>
    </style:style>
    <style:style style:name="ce41" style:family="table-cell" style:parent-style-name="Default">
      <style:table-cell-properties fo:background-color="transparent" fo:border="0.002cm solid #000000"/>
    </style:style>
    <style:style style:name="ce42" style:family="table-cell" style:parent-style-name="Default">
      <style:table-cell-properties fo:border="0.026cm solid #000000"/>
      <style:text-properties fo:color="#00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2pt" style:language-asian="zxx" style:country-asian="none" style:language-complex="zxx" style:country-complex="none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9" style:family="table-cell" style:parent-style-name="Default">
      <style:table-cell-properties fo:padding="0.051cm"/>
    </style:style>
    <style:style style:name="ce50" style:family="table-cell" style:parent-style-name="Default">
      <style:table-cell-properties fo:border-bottom="0.026cm solid #000000" fo:border-left="none" fo:padding="0.051cm" fo:border-right="none" fo:border-top="none"/>
    </style:style>
    <style:style style:name="ce51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2" style:family="table-cell" style:parent-style-name="Default">
      <style:table-cell-properties fo:border-bottom="none" fo:border-left="0.002cm solid #000000" fo:padding="0.051cm" fo:border-right="none" fo:border-top="none"/>
    </style:style>
    <style:style style:name="ce53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5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6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8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9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1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2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3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4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6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86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8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100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101" style:family="table-cell" style:parent-style-name="Default">
      <style:table-cell-properties fo:border-bottom="none" fo:border-left="none" fo:padding="0.051cm" fo:border-right="0.002cm solid #000000" fo:border-top="none"/>
    </style:style>
    <style:style style:name="ce102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3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4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5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6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3" table:default-cell-style-name="ce24"/>
        <table:table-column table:style-name="co14" table:default-cell-style-name="ce24"/>
        <table:table-column table:style-name="co15" table:default-cell-style-name="Default"/>
        <table:table-column table:style-name="co16" table:default-cell-style-name="Default"/>
        <table:table-column table:style-name="co1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3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3"/>
          <table:table-cell table:style-name="ce43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7">
            <text:p>AC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3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4">
            <text:p>R</text:p>
          </table:table-cell>
          <table:table-cell table:style-name="ce39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40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8">
            <text:p>L</text:p>
          </table:table-cell>
          <table:table-cell table:style-name="ce39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istOfLogged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ListOfAllUser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V</text:p>
          </table:table-cell>
          <table:table-cell table:style-name="ce39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P</text:p>
          </table:table-cell>
          <table:table-cell table:style-name="ce40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B</text:p>
          </table:table-cell>
          <table:table-cell table:style-name="ce39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2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I</text:p>
          </table:table-cell>
          <table:table-cell table:style-name="ce39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8">
            <text:p>M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S</text:p>
          </table:table-cell>
          <table:table-cell table:style-name="ce40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F</text:p>
          </table:table-cell>
          <table:table-cell table:style-name="ce40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9">
            <text:p>T</text:p>
          </table:table-cell>
          <table:table-cell table:style-name="ce40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Thread</text:p>
          </table:table-cell>
          <table:table-cell table:style-name="ce44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6">
            <text:p>M</text:p>
          </table:table-cell>
          <table:table-cell table:style-name="ce40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5">
            <text:p>C</text:p>
          </table:table-cell>
          <table:table-cell table:style-name="ce39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9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3">
            <text:p>N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3"/>
          <table:table-cell table:style-name="ce35" office:value-type="string" table:number-columns-spanned="1" table:number-rows-spanned="9">
            <text:p>N</text:p>
          </table:table-cell>
          <table:table-cell table:style-name="ce40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CountUnreadNotifications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MarkNotificationAsRead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DeleteNotification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6"/>
          <table:table-cell table:style-name="ce38" office:value-type="string">
            <text:p>ShowDiagnosticData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33"/>
          <table:covered-table-cell table:style-name="ce34"/>
          <table:table-cell table:style-name="ce38" office:value-type="string">
            <text:p>Test*</text:p>
          </table:table-cell>
          <table:table-cell table:style-name="ce45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5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5"/>
          <table:table-cell table:number-columns-repeated="1020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C</text:p>
          </table:table-cell>
          <table:table-cell table:style-name="ce39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2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7">
            <text:p>S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13">
            <text:p>S</text:p>
          </table:table-cell>
          <table:table-cell table:style-name="ce40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Coun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9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9"/>
        <table:table-column table:style-name="co29" table:default-cell-style-name="ce49"/>
        <table:table-column table:style-name="co30" table:default-cell-style-name="ce99"/>
        <table:table-column table:style-name="co31" table:default-cell-style-name="ce49"/>
        <table:table-column table:style-name="co10" table:number-columns-repeated="1020" table:default-cell-style-name="ce49"/>
        <table:table-row table:style-name="ro7">
          <table:table-cell table:style-name="ce46" office:value-type="string" table:number-columns-spanned="2" table:number-rows-spanned="1">
            <text:p>Function</text:p>
          </table:table-cell>
          <table:covered-table-cell table:style-name="ce47"/>
          <table:table-cell table:style-name="ce46" office:value-type="string" table:number-columns-spanned="1" table:number-rows-spanned="2">
            <text:p>Module</text:p>
          </table:table-cell>
          <table:table-cell table:style-name="ce46" office:value-type="string" table:number-columns-spanned="1" table:number-rows-spanned="2">
            <text:p>Notes</text:p>
          </table:table-cell>
          <table:table-cell table:style-name="ce106" table:number-columns-repeated="1015"/>
          <table:table-cell table:number-columns-repeated="5"/>
        </table:table-row>
        <table:table-row table:style-name="ro7">
          <table:table-cell table:style-name="ce47" office:value-type="string">
            <office:annotation draw:style-name="gr3" draw:text-style-name="P3" svg:width="2.899cm" svg:height="1.799cm" svg:x="1.359cm" svg:y="0.018cm" draw:caption-point-x="-0.647cm" draw:caption-point-y="0.475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7" office:value-type="string">
            <text:p>Name</text:p>
          </table:table-cell>
          <table:covered-table-cell table:number-columns-repeated="2" table:style-name="ce47"/>
          <table:table-cell table:style-name="ce106" table:number-columns-repeated="1015"/>
          <table:table-cell table:number-columns-repeated="5"/>
        </table:table-row>
        <table:table-row table:style-name="ro7">
          <table:table-cell table:style-name="ce48" office:value-type="string" table:number-columns-spanned="1" table:number-rows-spanned="4">
            <text:p>R</text:p>
          </table:table-cell>
          <table:table-cell table:style-name="ce54" office:value-type="string">
            <text:p>registerUse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getListOfRegistrationsReadyForApproval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56" office:value-type="string">
            <text:p>rejectRegistrationRequest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approveAndRegister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L</text:p>
          </table:table-cell>
          <table:table-cell table:style-name="ce54" office:value-type="string">
            <text:p>logUserIn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logUserOut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logUserOutA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LoggedUs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LoggedUsersOnPag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ListOfAllUs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getListOfAllUsersOnPag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isUserLoggedIn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3">
            <text:p>V</text:p>
          </table:table-cell>
          <table:table-cell table:style-name="ce54" office:value-type="string">
            <text:p>changePassword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changeEmail</text:p>
          </table:table-cell>
          <table:table-cell table:style-name="ce85" office:value-type="string">
            <text:p>ACM</text:p>
          </table:table-cell>
          <table:table-cell table:style-name="ce101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8"/>
          <table:table-cell table:style-name="ce59" office:value-type="string">
            <text:p>getUserSession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P</text:p>
          </table:table-cell>
          <table:table-cell table:style-name="ce60" office:value-type="string">
            <text:p>getUserName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48"/>
          <table:table-cell table:style-name="ce55" office:value-type="string">
            <text:p>getUserRole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viewUserParameter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Autho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Writ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setUserRoleRead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57" office:value-type="string">
            <text:p>getSelfRoles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2">
            <text:p>B</text:p>
          </table:table-cell>
          <table:table-cell table:style-name="ce54" office:value-type="string">
            <text:p>ban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0"/>
          <table:table-cell table:style-name="ce57" office:value-type="string">
            <text:p>unbanUser</text:p>
          </table:table-cell>
          <table:table-cell table:style-name="ce86" office:value-type="string">
            <text:p>AC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S</text:p>
          </table:table-cell>
          <table:table-cell table:style-name="ce61" office:value-type="string">
            <text:p>addSection</text:p>
          </table:table-cell>
          <table:table-cell table:style-name="ce87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Section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SectionParent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get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Section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Section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7">
            <text:p>F</text:p>
          </table:table-cell>
          <table:table-cell table:style-name="ce64" office:value-type="string">
            <text:p>add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Forum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ForumSectio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Forum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Forum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8">
            <text:p>T</text:p>
          </table:table-cell>
          <table:table-cell table:style-name="ce64" office:value-type="string">
            <text:p>add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ThreadNam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ThreadForum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ThreadNamesById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ThreadUp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58" office:value-type="string">
            <text:p>moveThreadDown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3" office:value-type="string">
            <text:p>delete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6">
            <text:p>M</text:p>
          </table:table-cell>
          <table:table-cell table:style-name="ce61" office:value-type="string">
            <text:p>add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MessageText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changeMessage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get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LatestMessageOfThread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deleteMess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48" office:value-type="string" table:number-columns-spanned="1" table:number-rows-spanned="5">
            <text:p>C</text:p>
          </table:table-cell>
          <table:table-cell table:style-name="ce61" office:value-type="string">
            <text:p>listThreadAndMessage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ThreadAndMessagesOnP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ForumAndThreads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listForumAndThreadsOnPage</text:p>
          </table:table-cell>
          <table:table-cell table:style-name="ce85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covered-table-cell table:style-name="ce50"/>
          <table:table-cell table:style-name="ce66" office:value-type="string">
            <text:p>listSectionsAndForums</text:p>
          </table:table-cell>
          <table:table-cell table:style-name="ce88" office:value-type="string">
            <text:p>MM</text:p>
          </table:table-cell>
          <table:table-cell table:style-name="ce105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8">
            <text:p>N</text:p>
          </table:table-cell>
          <table:table-cell table:style-name="ce61" office:value-type="string">
            <text:p>addNotification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2"/>
          <table:table-cell table:style-name="ce62" office:value-type="string">
            <text:p>getNotification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get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getNotificationsOnPage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nread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countUnreadNotifications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62" office:value-type="string">
            <text:p>markNotificationAsRead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3"/>
          <table:table-cell table:style-name="ce66" office:value-type="string">
            <text:p>deleteNotification</text:p>
          </table:table-cell>
          <table:table-cell table:style-name="ce86" office:value-type="string">
            <text:p>N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51" office:value-type="string" table:number-columns-spanned="1" table:number-rows-spanned="10">
            <text:p>S</text:p>
          </table:table-cell>
          <table:table-cell table:style-name="ce60" office:value-type="string">
            <text:p>addSubscription</text:p>
          </table:table-cell>
          <table:table-cell table:style-name="ce89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isSelfSubscribed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isUserSubscribed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countSelfSubscriptions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getSelfSubscriptions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1"/>
          <table:table-cell table:style-name="ce58" office:value-type="string">
            <text:p>getSelfSubscriptionsOnPage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serSubscriptions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getUserSubscriptionsOnPage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2"/>
          <table:table-cell table:style-name="ce58" office:value-type="string">
            <text:p>deleteSelfSubscription</text:p>
          </table:table-cell>
          <table:table-cell table:style-name="ce90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3"/>
          <table:table-cell table:style-name="ce67" office:value-type="string">
            <text:p>deleteSubscription</text:p>
          </table:table-cell>
          <table:table-cell table:style-name="ce98" office:value-type="string">
            <text:p>SM</text:p>
          </table:table-cell>
          <table:table-cell table:style-name="ce102"/>
          <table:table-cell table:number-columns-repeated="1020"/>
        </table:table-row>
        <table:table-row table:style-name="ro7" table:number-rows-repeated="1048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9">19/10/2024</text:date>, <text:time>18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9T18:58:43.72</dc:date>
    <meta:editing-duration>P2DT10H30M16S</meta:editing-duration>
    <meta:editing-cycles>258</meta:editing-cycles>
    <meta:generator>OpenOffice/4.1.15$Win32 OpenOffice.org_project/4115m2$Build-9813</meta:generator>
    <meta:document-statistic meta:table-count="4" meta:cell-count="528" meta:object-count="0"/>
  </office:meta>
</office:document-meta>
</file>